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1cm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8.1cm"/>
    </style:style>
    <style:style style:name="gr4" style:family="graphic" style:parent-style-name="standard">
      <style:graphic-properties draw:stroke="none" svg:stroke-color="#000000" draw:fill="none" draw:fill-color="#ffffff" fo:min-height="1.406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9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2.011cm"/>
    </style:style>
    <style:style style:name="gr18" style:family="graphic" style:parent-style-name="standard">
      <style:graphic-properties draw:stroke="none" svg:stroke-color="#000000" draw:fill="none" draw:fill-color="#ffffff" fo:min-height="2.811cm"/>
    </style:style>
    <style:style style:name="gr19" style:family="graphic" style:parent-style-name="standard">
      <style:graphic-properties draw:stroke="none" svg:stroke-color="#000000" draw:fill="none" draw:fill-color="#ffffff" fo:min-height="2.639cm"/>
    </style:style>
    <style:style style:name="gr20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none" draw:fill="none" fo:min-height="1.407cm"/>
    </style:style>
    <style:style style:name="gr22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" fo:font-size="28pt" fo:letter-spacing="0.12cm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0c0a0" style:font-name="Times New Roman" fo:font-size="22pt" fo:letter-spacing="0.06cm" style:font-size-asian="22pt" style:font-size-complex="22pt"/>
    </style:style>
    <style:style style:name="P8" style:family="paragraph">
      <loext:graphic-properties draw:fill-color="#fb0038"/>
      <style:paragraph-properties fo:text-align="center"/>
    </style:style>
    <style:style style:name="P9" style:family="paragraph">
      <loext:graphic-properties draw:fill-color="#75c0a0"/>
      <style:paragraph-properties fo:text-align="center"/>
    </style:style>
    <style:style style:name="P10" style:family="paragraph">
      <loext:graphic-properties draw:fill-color="#60b01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82030"/>
      <style:paragraph-properties fo:text-align="center"/>
    </style:style>
    <style:style style:name="P13" style:family="paragraph">
      <loext:graphic-properties draw:fill="solid" draw:fill-color="#60b01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style:font-name="Times New Roman" fo:font-size="36pt" fo:background-color="transparent" style:font-size-asian="48pt" style:font-size-complex="48pt"/>
    </style:style>
    <style:style style:name="P15" style:family="paragraph">
      <loext:graphic-properties draw:fill="none" draw:fill-color="#ffffff"/>
      <style:paragraph-properties style:writing-mode="lr-tb"/>
      <style:text-properties fo:color="#b080a0" style:font-name="Courier New1" fo:font-size="48pt" fo:background-color="transparen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color="#83caff" style:font-name="Courier New1" fo:font-size="48pt" fo:background-color="transparent" style:font-size-asian="48pt" style:font-size-complex="4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/>
      <style:text-properties fo:color="#ffffff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ff" style:font-name="Times New Roman" fo:font-size="16pt" fo:letter-spacing="0.06cm" style:font-size-asian="16pt" style:font-size-complex="16pt"/>
    </style:style>
    <style:style style:name="T1" style:family="text">
      <style:text-properties fo:color="#ffffff" style:font-name="Times New Roman" fo:font-size="48pt" style:font-size-asian="48pt" style:font-size-complex="48pt"/>
    </style:style>
    <style:style style:name="T2" style:family="text">
      <style:text-properties fo:color="#ffffff" style:font-name="Times New Roman" fo:font-size="36pt" style:font-size-asian="36pt" style:font-size-complex="36pt"/>
    </style:style>
    <style:style style:name="T3" style:family="text">
      <style:text-properties fo:color="#ffffff" style:font-name="Times New Roman" fo:font-size="28pt" fo:letter-spacing="0.12cm" style:font-size-asian="36pt" style:font-size-complex="36pt"/>
    </style:style>
    <style:style style:name="T4" style:family="text">
      <style:text-properties fo:color="#70c0a0" style:font-name="Times New Roman" fo:font-size="22pt" fo:letter-spacing="0.06cm" style:font-size-asian="22pt" style:font-size-complex="22pt"/>
    </style:style>
    <style:style style:name="T5" style:family="text">
      <style:text-properties fo:color="#ffffff" style:font-name="Times New Roman" fo:font-size="36pt" fo:background-color="transparent" style:font-size-asian="48pt" style:font-size-complex="48pt"/>
    </style:style>
    <style:style style:name="T6" style:family="text">
      <style:text-properties fo:color="#b080a0" style:font-name="Courier New1" fo:font-size="48pt" fo:background-color="transparent" style:font-size-asian="48pt" style:font-size-complex="48pt"/>
    </style:style>
    <style:style style:name="T7" style:family="text">
      <style:text-properties fo:color="#83caff" style:font-name="Courier New1" fo:font-size="66pt" fo:background-color="transparent" style:font-size-asian="66pt" style:font-size-complex="66pt"/>
    </style:style>
    <style:style style:name="T8" style:family="text">
      <style:text-properties fo:color="#83caff" style:font-name="Times New Roman" fo:font-size="48pt" fo:background-color="transparent" style:font-size-asian="48pt" style:font-size-complex="48pt"/>
    </style:style>
    <style:style style:name="T9" style:family="text">
      <style:text-properties style:font-name="Times New Roman" fo:font-size="18pt" fo:letter-spacing="0.06cm" style:font-size-asian="18pt" style:font-size-complex="18pt"/>
    </style:style>
    <style:style style:name="T10" style:family="text">
      <style:text-properties style:font-name="Times New Roman" fo:font-size="16pt" fo:letter-spacing="0.06cm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1.599cm" svg:height="27.999cm" svg:x="0cm" svg:y="0cm" svg:viewBox="0 0 21600 28000" svg:d="M0 28000c0-9333 0-18667 0-28000 7200 0 14400 0 21600 0 0 9333 0 18667 0 28000-7200 0-14400 0-21600 0z">
          <text:p/>
        </draw:path>
        <draw:frame draw:style-name="gr2" draw:text-style-name="P3" draw:layer="layout" svg:width="18.6cm" svg:height="4.001cm" svg:x="1.4cm" svg:y="1.4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.6cm" svg:height="0.1cm" svg:x="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6cm" svg:height="1.656cm" svg:x="1.4cm" svg:y="5.3cm">
          <draw:text-box>
            <text:p text:style-name="P2"><text:span text:style-name="T2">AmigaDOS</text:span></text:p>
          </draw:text-box>
        </draw:frame>
        <draw:custom-shape draw:style-name="gr3" draw:text-style-name="P4" draw:layer="layout" svg:width="18.6cm" svg:height="0.1cm" svg:x="1.4cm" svg:y="2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6cm" svg:height="0.1cm" svg:x="1.4cm" svg:y="22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cm" svg:height="1.4cm" svg:x="1.4cm" svg:y="25.25cm">
          <draw:text-box>
            <text:p text:style-name="P2"><text:span text:style-name="T3">FIRST <text:s/>EDITION</text:span></text:p>
          </draw:text-box>
        </draw:frame>
        <draw:frame draw:style-name="gr5" draw:text-style-name="P7" draw:layer="layout" svg:width="18.6cm" svg:height="1.4cm" svg:x="1.4cm" svg:y="22.25cm">
          <draw:text-box>
            <text:p text:style-name="P2"><text:span text:style-name="T4">AMIGA TECHNICAL REFERENCE SERIES</text:span></text:p>
          </draw:text-box>
        </draw:frame>
        <draw:custom-shape draw:style-name="gr6" draw:text-style-name="P8" draw:layer="layout" svg:width="0.7cm" svg:height="0.7cm" svg:x="16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7cm" svg:x="20.9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5.3cm" svg:y="27.3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7cm" svg:y1="15.2cm" svg:x2="5.7cm" svg:y2="20.7cm">
          <text:p/>
        </draw:line>
        <draw:line draw:style-name="gr9" draw:text-style-name="P11" draw:layer="layout" svg:x1="5.6cm" svg:y1="20.66cm" svg:x2="12.9cm" svg:y2="20.66cm">
          <text:p/>
        </draw:line>
        <draw:polyline draw:style-name="gr10" draw:text-style-name="P11" draw:layer="layout" svg:width="6.799cm" svg:height="0.608cm" svg:x="13.1cm" svg:y="20.06cm" svg:viewBox="0 0 6800 609" draw:points="0,609 2914,609 2914,609 3400,0 3400,0 3886,609 3886,609 6800,609">
          <text:p/>
        </draw:polyline>
        <draw:polyline draw:style-name="gr11" draw:text-style-name="P11" draw:layer="layout" svg:width="5.799cm" svg:height="3.399cm" svg:x="0cm" svg:y="11.5cm" svg:viewBox="0 0 5800 3400" draw:points="0,0 3383,0 3383,3400 5800,3400">
          <text:p/>
        </draw:polyline>
        <draw:custom-shape draw:style-name="gr12" draw:text-style-name="P12" draw:layer="layout" svg:width="0.4cm" svg:height="0.4cm" svg:x="16.3cm" svg:y="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1" draw:layer="layout" svg:width="7.999cm" svg:height="0.499cm" svg:x="6.4cm" svg:y="10.5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4" draw:text-style-name="P13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8" draw:layer="layout" svg:width="0.4cm" svg:height="0.4cm" draw:transform="rotate (0.0190240888467382) translate (11.343cm 13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1" draw:layer="layout" svg:width="7.999cm" svg:height="0.499cm" svg:x="8.5cm" svg:y="17.7cm" svg:viewBox="0 0 8000 500" svg:d="M0 500c400 0 600-500 1000-500s600 500 1000 500 600-500 1000-500 600 500 1000 500 600-500 1000-500 600 500 1000 500 600-500 1000-500 600 500 1000 500">
          <text:p/>
        </draw:path>
        <draw:frame draw:style-name="gr17" draw:text-style-name="P14" draw:layer="layout" svg:width="3.6cm" svg:height="2.261cm" svg:x="7.5cm" svg:y="17.139cm">
          <draw:text-box>
            <text:p><text:span text:style-name="T5">„</text:span></text:p>
          </draw:text-box>
        </draw:frame>
        <draw:frame draw:style-name="gr18" draw:text-style-name="P15" draw:layer="layout" svg:width="2cm" svg:height="3.061cm" svg:x="3.8cm" svg:y="9.7cm">
          <draw:text-box>
            <text:p><text:span text:style-name="T6">«</text:span></text:p>
          </draw:text-box>
        </draw:frame>
        <draw:frame draw:style-name="gr19" draw:text-style-name="P16" draw:layer="layout" svg:width="3cm" svg:height="2.889cm" svg:x="1.9cm" svg:y="19.234cm">
          <draw:text-box>
            <text:p><text:span text:style-name="T7">«</text:span><text:span text:style-name="T8">2</text:span></text:p>
          </draw:text-box>
        </draw:frame>
        <draw:custom-shape draw:style-name="gr20" draw:text-style-name="P10" draw:layer="layout" svg:width="0.4cm" svg:height="0.4cm" svg:x="5.501cm" svg:y="1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1cm" svg:y="8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2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7cm" svg:height="1.657cm" svg:x="14.4cm" svg:y="10.4cm">
          <draw:text-box>
            <text:p><text:span text:style-name="T5">*</text:span></text:p>
          </draw:text-box>
        </draw:frame>
        <draw:frame draw:style-name="gr22" draw:text-style-name="P19" draw:layer="layout" svg:width="13.5cm" svg:height="1.657cm" svg:x="3.95cm" svg:y="23.45cm">
          <draw:text-box>
            <text:p text:style-name="P18"><text:span text:style-name="T9">Thomas Richter</text:span></text:p>
            <text:p text:style-name="P18"><text:span text:style-name="T10">with a preface by </text:span><text:span text:style-name="T9">Olaf Barth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31T16:21:38.204662509</meta:creation-date>
    <dc:date>2024-08-24T18:50:47.118628659</dc:date>
    <meta:editing-duration>PT1H16M36S</meta:editing-duration>
    <meta:editing-cycles>21</meta:editing-cycles>
    <meta:generator>LibreOffice/6.1.5.2$Linux_X86_64 LibreOffice_project/10$Build-2</meta:generator>
    <meta:document-statistic meta:object-count="67"/>
  </office:meta>
</office:document-meta>
</file>